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7DA0000211472CEA01F.svm"/>
  <manifest:file-entry manifest:media-type="" manifest:full-path="Pictures/2000000700005CDB000021FDE0F3B767.svm"/>
  <manifest:file-entry manifest:media-type="" manifest:full-path="Pictures/200000070000569300000D66E8F016BE.svm"/>
  <manifest:file-entry manifest:media-type="" manifest:full-path="Pictures/200000070000525B000017D1EBB0581F.svm"/>
  <manifest:file-entry manifest:media-type="" manifest:full-path="Pictures/200000070000502000001EEDCE16CFB8.svm"/>
  <manifest:file-entry manifest:media-type="" manifest:full-path="Pictures/2000000700005BC800000D90572F1CA2.svm"/>
  <manifest:file-entry manifest:media-type="" manifest:full-path="Pictures/2000000700005D8500000D515E883AD8.svm"/>
  <manifest:file-entry manifest:media-type="" manifest:full-path="Pictures/20000007000074C400000D27282DFC21.svm"/>
  <manifest:file-entry manifest:media-type="" manifest:full-path="Pictures/20000007000063E20000173D5BAD419C.svm"/>
  <manifest:file-entry manifest:media-type="" manifest:full-path="Pictures/2000000700004CE600000BBF82478BE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rel Emilien</text:p>
      <text:p text:style-name="Standard"/>
      <text:p text:style-name="Standard"/>
      <text:p text:style-name="Standard">question B) </text:p>
      <text:p text:style-name="Standard"/>
      <text:p text:style-name="Standard"><draw:frame draw:style-name="fr1" draw:name="images1" text:anchor-type="paragraph" svg:width="16.999cm" svg:height="5.493cm" draw:z-index="0"><draw:image xlink:href="Pictures/20000007000063E20000173D5BAD419C.svm" xlink:type="simple" xlink:show="embed" xlink:actuate="onLoad"/></draw:frame></text:p>
      <text:p text:style-name="Standard"><draw:frame draw:style-name="fr1" draw:name="images2" text:anchor-type="paragraph" svg:width="16.999cm" svg:height="2.926cm" draw:z-index="1"><draw:image xlink:href="Pictures/2000000700004CE600000BBF82478BEE.svm" xlink:type="simple" xlink:show="embed" xlink:actuate="onLoad"/></draw:frame></text:p>
      <text:p text:style-name="Standard"/>
      <text:p text:style-name="Standard">Question C-a )</text:p>
      <text:p text:style-name="Standard"/>
      <text:p text:style-name="Standard"><draw:frame draw:style-name="fr2" draw:name="images4" text:anchor-type="paragraph" svg:x="0cm" svg:y="6.558cm" svg:width="16.999cm" svg:height="2.42cm" draw:z-index="3"><draw:image xlink:href="Pictures/2000000700005D8500000D515E883AD8.svm" xlink:type="simple" xlink:show="embed" xlink:actuate="onLoad"/></draw:frame><draw:frame draw:style-name="fr1" draw:name="images3" text:anchor-type="paragraph" svg:width="16.999cm" svg:height="6.56cm" draw:z-index="2"><draw:image xlink:href="Pictures/200000070000502000001EEDCE16CFB8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uestion D-a)</text:p>
      <text:p text:style-name="Standard"/>
      <text:p text:style-name="Standard"><draw:frame draw:style-name="fr1" draw:name="images5" text:anchor-type="paragraph" svg:width="16.999cm" svg:height="4.916cm" draw:z-index="4"><draw:image xlink:href="Pictures/200000070000525B000017D1EBB0581F.svm" xlink:type="simple" xlink:show="embed" xlink:actuate="onLoad"/></draw:frame> </text:p>
      <text:p text:style-name="Standard"/>
      <text:p text:style-name="Standard"><draw:frame draw:style-name="fr1" draw:name="images6" text:anchor-type="paragraph" svg:width="16.999cm" svg:height="2.51cm" draw:z-index="5"><draw:image xlink:href="Pictures/2000000700005BC800000D90572F1CA2.svm" xlink:type="simple" xlink:show="embed" xlink:actuate="onLoad"/></draw:frame></text:p>
      <text:p text:style-name="Standard"/>
      <text:p text:style-name="Standard">D-b)</text:p>
      <text:p text:style-name="Standard"/>
      <text:p text:style-name="Standard"><draw:frame draw:style-name="fr1" draw:name="images7" text:anchor-type="paragraph" svg:width="16.999cm" svg:height="6.221cm" draw:z-index="6"><draw:image xlink:href="Pictures/2000000700005CDB000021FDE0F3B767.svm" xlink:type="simple" xlink:show="embed" xlink:actuate="onLoad"/></draw:frame></text:p>
      <text:p text:style-name="Standard"/>
      <text:p text:style-name="Standard"><draw:frame draw:style-name="fr1" draw:name="images8" text:anchor-type="paragraph" svg:width="16.999cm" svg:height="2.63cm" draw:z-index="7"><draw:image xlink:href="Pictures/200000070000569300000D66E8F016BE.svm" xlink:type="simple" xlink:show="embed" xlink:actuate="onLoad"/></draw:frame></text:p>
      <text:p text:style-name="Standard"/>
      <text:p text:style-name="Standard">E) </text:p>
      <text:p text:style-name="Standard"/>
      <text:p text:style-name="Standard"><draw:frame draw:style-name="fr3" draw:name="images9" text:anchor-type="paragraph" svg:width="16.999cm" svg:height="5.413cm" draw:z-index="8"><draw:image xlink:href="Pictures/20000007000067DA0000211472CEA01F.svm" xlink:type="simple" xlink:show="embed" xlink:actuate="onLoad"/></draw:frame><text:soft-page-break/></text:p>
      <text:p text:style-name="Standard"/>
      <text:p text:style-name="Standard"><draw:frame draw:style-name="fr1" draw:name="images10" text:anchor-type="paragraph" svg:width="16.999cm" svg:height="1.914cm" draw:z-index="9"><draw:image xlink:href="Pictures/20000007000074C400000D27282DFC2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17S</meta:editing-duration>
    <meta:editing-cycles>12</meta:editing-cycles>
    <meta:generator>OpenOffice/4.1.6$Win32 OpenOffice.org_project/416m1$Build-9790</meta:generator>
    <dc:date>2019-11-18T10:52:10.10</dc:date>
    <dc:creator>Emilien Morel</dc:creator>
    <meta:document-statistic meta:table-count="0" meta:image-count="10" meta:object-count="0" meta:page-count="3" meta:paragraph-count="7" meta:word-count="11" meta:character-count="60"/>
    <meta:user-defined meta:name="Info 1"/>
    <meta:user-defined meta:name="Info 2"/>
    <meta:user-defined meta:name="Info 3"/>
    <meta:user-defined meta:name="Info 4"/>
  </office:meta>
</office:document-meta>
</file>